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" style:family="table-cell" style:parent-style-name="Default" style:data-style-name="N113"/>
    <style:style style:name="ce4" style:family="table-cell" style:parent-style-name="Default" style:data-style-name="N116"/>
    <style:style style:name="ce5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4.788cm" svg:y="1.162cm">
            <draw:object draw:notify-on-update-of-ranges="Tabelle1.A2:Tabelle1.A2 Tabelle1.A3:Tabelle1.A6 Tabelle1.B2:Tabelle1.B2 Tabelle1.B3:Tabelle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C Valu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alculated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table:style-name="ce1" office:value-type="float" office:value="-570" calcext:value-type="float">
            <text:p>-570 mA</text:p>
          </table:table-cell>
          <table:table-cell table:style-name="ce1" table:formula="of:=[.$B$9]*[.A3]+[.$B$10]" office:value-type="float" office:value="-580.3242814042" calcext:value-type="float">
            <text:p>-580 mA</text:p>
          </table:table-cell>
        </table:table-row>
        <table:table-row table:style-name="ro1">
          <table:table-cell office:value-type="float" office:value="-2631" calcext:value-type="float">
            <text:p>-2631</text:p>
          </table:table-cell>
          <table:table-cell table:style-name="ce1" office:value-type="float" office:value="-2560" calcext:value-type="float">
            <text:p>-2560 mA</text:p>
          </table:table-cell>
          <table:table-cell table:style-name="ce1" table:formula="of:=[.$B$9]*[.A4]+[.$B$10]" office:value-type="float" office:value="-2556.9191031754" calcext:value-type="float">
            <text:p>-2557 mA</text:p>
          </table:table-cell>
        </table:table-row>
        <table:table-row table:style-name="ro1">
          <table:table-cell office:value-type="float" office:value="-3377" calcext:value-type="float">
            <text:p>-3377</text:p>
          </table:table-cell>
          <table:table-cell table:style-name="ce1" office:value-type="float" office:value="-3150" calcext:value-type="float">
            <text:p>-3150 mA</text:p>
          </table:table-cell>
          <table:table-cell table:style-name="ce1" table:formula="of:=[.$B$9]*[.A5]+[.$B$10]" office:value-type="float" office:value="-3131.1168200918" calcext:value-type="float">
            <text:p>-3131 mA</text:p>
          </table:table-cell>
        </table:table-row>
        <table:table-row table:style-name="ro1">
          <table:table-cell office:value-type="float" office:value="-6119" calcext:value-type="float">
            <text:p>-6119</text:p>
          </table:table-cell>
          <table:table-cell table:style-name="ce1" office:value-type="float" office:value="-5230" calcext:value-type="float">
            <text:p>-5230 mA</text:p>
          </table:table-cell>
          <table:table-cell table:style-name="ce1" table:formula="of:=[.$B$9]*[.A6]+[.$B$10]" office:value-type="float" office:value="-5241.6397956746" calcext:value-type="float">
            <text:p>-5242 mA</text:p>
          </table:table-cell>
        </table:table-row>
        <table:table-row table:style-name="ro1">
          <table:table-cell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R Values</text:p>
          </table:table-cell>
        </table:table-row>
        <table:table-row table:style-name="ro1">
          <table:table-cell office:value-type="string" calcext:value-type="string">
            <text:p>ADC2Current</text:p>
          </table:table-cell>
          <table:table-cell office:value-type="float" office:value="0.7697020334" calcext:value-type="float">
            <text:p>0,7697020334</text:p>
          </table:table-cell>
          <table:table-cell table:style-name="ce3" table:formula="of:=[.B9]" office:value-type="float" office:value="0.7697020334" calcext:value-type="float">
            <text:p><text:s/>7697/9999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-531.8330533" calcext:value-type="float">
            <text:p>-531,8330533</text:p>
          </table:table-cell>
          <table:table-cell table:formula="of:=-[.B10]/[.B9]" office:value-type="float" office:value="690.959657402407" calcext:value-type="float">
            <text:p>690,9596574024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table table:name="Tabelle2" table:style-name="ta1">
        <table:shapes>
          <draw:frame draw:z-index="0" draw:style-name="gr1" draw:text-style-name="P1" svg:width="15.999cm" svg:height="8.999cm" svg:x="12.978cm" svg:y="2.411cm">
            <draw:object draw:notify-on-update-of-ranges="Tabelle2.A1:Tabelle2.A1 Tabelle2.A2:Tabelle2.A22 Tabelle2.B1:Tabelle2.B1 Tabelle2.B2:Tabelle2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ADC Value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Calula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2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3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4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5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6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7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8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9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0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1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2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3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4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5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6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7]+[.$B$26]" office:value-type="float" office:value="0" calcext:value-type="float">
            <text:p>0 00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00mV</text:p>
          </table:table-cell>
          <table:table-cell table:formula="of:=[.$B$25]*[.A18]+[.$B$26]" office:value-type="float" office:value="0" calcext:value-type="float">
            <text:p>0 00mV</text:p>
          </table:table-cell>
        </table:table-row>
        <table:table-row table:style-name="ro1">
          <table:table-cell table:formula="of:=40*1043" office:value-type="float" office:value="41720" calcext:value-type="float">
            <text:p>41720</text:p>
          </table:table-cell>
          <table:table-cell office:value-type="float" office:value="103" calcext:value-type="float">
            <text:p>103 00mV</text:p>
          </table:table-cell>
          <table:table-cell table:formula="of:=[.$B$25]*[.A19]+[.$B$26]" office:value-type="float" office:value="103.267326732673" calcext:value-type="float">
            <text:p>103 00mV</text:p>
          </table:table-cell>
        </table:table-row>
        <table:table-row table:style-name="ro1">
          <table:table-cell table:formula="of:=40*1260" office:value-type="float" office:value="50400" calcext:value-type="float">
            <text:p>50400</text:p>
          </table:table-cell>
          <table:table-cell office:value-type="float" office:value="125" calcext:value-type="float">
            <text:p>125 00mV</text:p>
          </table:table-cell>
          <table:table-cell table:formula="of:=[.$B$25]*[.A20]+[.$B$26]" office:value-type="float" office:value="124.752475247525" calcext:value-type="float">
            <text:p>125 00mV</text:p>
          </table:table-cell>
        </table:table-row>
        <table:table-row table:style-name="ro1">
          <table:table-cell table:formula="of:=40*1260" office:value-type="float" office:value="50400" calcext:value-type="float">
            <text:p>50400</text:p>
          </table:table-cell>
          <table:table-cell office:value-type="float" office:value="126" calcext:value-type="float">
            <text:p>126 00mV</text:p>
          </table:table-cell>
          <table:table-cell table:formula="of:=[.$B$25]*[.A21]+[.$B$26]" office:value-type="float" office:value="124.752475247525" calcext:value-type="float">
            <text:p>125 00mV</text:p>
          </table:table-cell>
        </table:table-row>
        <table:table-row table:style-name="ro1">
          <table:table-cell table:formula="of:=40*1280" office:value-type="float" office:value="51200" calcext:value-type="float">
            <text:p>51200</text:p>
          </table:table-cell>
          <table:table-cell office:value-type="float" office:value="127" calcext:value-type="float">
            <text:p>127 00mV</text:p>
          </table:table-cell>
          <table:table-cell table:formula="of:=[.$B$25]*[.A22]+[.$B$26]" office:value-type="float" office:value="126.732673267327" calcext:value-type="float">
            <text:p>127 00mV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VR Values</text:p>
          </table:table-cell>
        </table:table-row>
        <table:table-row table:style-name="ro1">
          <table:table-cell office:value-type="string" calcext:value-type="string">
            <text:p>ADC2Voltage</text:p>
          </table:table-cell>
          <table:table-cell table:style-name="Default" table:formula="of:=1/404" office:value-type="float" office:value="0.00247524752475248" calcext:value-type="float">
            <text:p>0,0024752475</text:p>
          </table:table-cell>
          <table:table-cell table:style-name="ce5" table:formula="of:=1/[.B25]" office:value-type="float" office:value="404" calcext:value-type="float">
            <text:p>404 <text:s text:c="9"/>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  <number:text> A</number:text>
    </number:number-style>
    <number:number-style style:name="N108">
      <number:number number:decimal-places="2" number:min-integer-digits="1"/>
      <number:text> A</number:text>
    </number:number-style>
    <number:number-style style:name="N109">
      <number:fraction number:min-integer-digits="0" number:min-numerator-digits="7" number:min-denominator-digits="7"/>
    </number:number-style>
    <number:number-style style:name="N110">
      <number:number number:decimal-places="0" number:min-integer-digits="1"/>
      <number:text> mA</number:text>
    </number:number-style>
    <number:number-style style:name="N111">
      <number:fraction number:min-integer-digits="0" number:min-numerator-digits="6" number:min-denominator-digits="6"/>
    </number:number-style>
    <number:number-style style:name="N112">
      <number:fraction number:min-integer-digits="0" number:min-numerator-digits="5" number:min-denominator-digits="5"/>
    </number:number-style>
    <number:number-style style:name="N113">
      <number:fraction number:min-integer-digits="0" number:min-numerator-digits="4" number:min-denominator-digits="4"/>
    </number:number-style>
    <number:number-style style:name="N114">
      <number:number number:decimal-places="2" number:min-integer-digits="1"/>
      <number:text> V</number:text>
    </number:number-style>
    <number:number-style style:name="N115">
      <number:number number:decimal-places="0" number:min-integer-digits="1"/>
      <number:text> 0mV</number:text>
    </number:number-style>
    <number:number-style style:name="N116">
      <number:number number:decimal-places="0" number:min-integer-digits="1"/>
      <number:text> 00mV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3:59:25.387141445</meta:creation-date>
    <meta:generator>LibreOffice/4.2.4.2$Linux_X86_64 LibreOffice_project/420m0$Build-2</meta:generator>
    <dc:date>2014-06-22T17:12:34.286325321</dc:date>
    <meta:editing-duration>PT3H9M47S</meta:editing-duration>
    <meta:editing-cycles>18</meta:editing-cycles>
    <meta:document-statistic meta:table-count="2" meta:cell-count="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number:min-integer-digits="1"/>
      <number:text> m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01cm" svg:y="3.952cm" style:legend-expansion="high" chart:style-name="ch2"/>
        <chart:plot-area chart:style-name="ch3" table:cell-range-address="Tabelle1.A2:Tabelle1.B6" chart:data-source-has-labels="row" svg:x="0.77cm" svg:y="0.855cm" svg:width="10.891cm" svg:height="7.545cm">
          <chartooo:coordinate-region svg:x="1.194cm" svg:y="1.054cm" svg:width="10.373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6" chart:label-cell-address="Tabelle1.B2:Tabelle1.B2" chart:class="chart:scatter">
            <chart:domain table:cell-range-address="Tabelle1.A3:Tabelle1.A6"/>
            <chart:regression-curve chart:style-name="ch8">
              <chart:equation chart:display-equation="true" chart:display-r-square="false" chart:style-name="ch9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urrent</text:p>
                <draw:g>
                  <svg:desc>Tabelle1.B2:Tabe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">
                <text:p>-63</text:p>
                <draw:g>
                  <svg:desc>Tabelle1.A3:Tabelle1.A6</svg:desc>
                </draw:g>
              </table:table-cell>
              <table:table-cell office:value-type="float" office:value="-570">
                <text:p>-570</text:p>
                <draw:g>
                  <svg:desc>Tabelle1.B3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631">
                <text:p>-2631</text:p>
              </table:table-cell>
              <table:table-cell office:value-type="float" office:value="-2560">
                <text:p>-2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77">
                <text:p>-3377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19">
                <text:p>-6119</text:p>
              </table:table-cell>
              <table:table-cell office:value-type="float" office:value="-5230">
                <text:p>-5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fraction number:min-integer-digits="0" number:min-numerator-digits="4" number:min-denominator-digits="4"/>
    </number:number-style>
    <number:number-style style:name="N116">
      <number:number number:decimal-places="0" number:min-integer-digits="1"/>
      <number:text> 00mV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13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5cm" svg:y="3.952cm" style:legend-expansion="high" chart:style-name="ch2"/>
        <chart:plot-area chart:style-name="ch3" table:cell-range-address="Tabelle2.A1:Tabelle2.B22" chart:data-source-has-labels="row" svg:x="0.77cm" svg:y="0.855cm" svg:width="10.865cm" svg:height="7.545cm">
          <chartooo:coordinate-region svg:x="2.556cm" svg:y="1.054cm" svg:width="8.61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B2:Tabelle2.B22" chart:label-cell-address="Tabelle2.B1:Tabelle2.B1" chart:class="chart:scatter">
            <chart:domain table:cell-range-address="Tabelle2.A2:Tabelle2.A22"/>
            <chart:regression-curve chart:style-name="ch8">
              <chart:equation chart:display-equation="true" chart:display-r-square="false" svg:x="3.274cm" svg:y="4.522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ltage</text:p>
                <draw:g>
                  <svg:desc>Tabelle2.B1:Tabelle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A2:Tabelle2.A22</svg:desc>
                </draw:g>
              </table:table-cell>
              <table:table-cell office:value-type="float" office:value="0">
                <text:p>0</text:p>
                <draw:g>
                  <svg:desc>Tabelle2.B2:Tabelle2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20">
                <text:p>417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00">
                <text:p>504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400">
                <text:p>504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200">
                <text:p>51200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